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660066" draw:textarea-horizontal-align="justify" draw:textarea-vertical-align="middle" draw:auto-grow-height="false"/>
    </style:style>
    <style:style style:name="gr3" style:family="graphic" style:parent-style-name="standard">
      <style:graphic-properties draw:fill-color="#0066cc" draw:textarea-horizontal-align="justify" draw:textarea-vertical-align="middle" draw:auto-grow-height="false"/>
    </style:style>
    <style:style style:name="gr4" style:family="graphic" style:parent-style-name="standard">
      <style:graphic-properties draw:fill-color="#ff33ff"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ccff"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ccff00"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aea79f" draw:textarea-horizontal-align="justify" draw:textarea-vertical-align="middle" draw:auto-grow-height="false"/>
    </style:style>
    <style:style style:name="gr11" style:family="graphic" style:parent-style-name="standard">
      <style:graphic-properties draw:fill-color="#772953" draw:textarea-horizontal-align="justify" draw:textarea-vertical-align="middle" draw:auto-grow-height="false"/>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color="#660066"/>
      <style:paragraph-properties fo:text-align="center"/>
    </style:style>
    <style:style style:name="P3" style:family="paragraph">
      <loext:graphic-properties draw:fill-color="#0066cc"/>
      <style:paragraph-properties fo:text-align="center"/>
    </style:style>
    <style:style style:name="P4" style:family="paragraph">
      <loext:graphic-properties draw:fill-color="#ff33ff"/>
      <style:paragraph-properties fo:text-align="center"/>
    </style:style>
    <style:style style:name="P5" style:family="paragraph">
      <loext:graphic-properties draw:fill-color="#00ccff"/>
      <style:paragraph-properties fo:text-align="center"/>
    </style:style>
    <style:style style:name="P6" style:family="paragraph">
      <loext:graphic-properties draw:fill-color="#ccff00"/>
      <style:paragraph-properties fo:text-align="center"/>
    </style:style>
    <style:style style:name="P7" style:family="paragraph">
      <loext:graphic-properties draw:fill="none"/>
      <style:paragraph-properties fo:text-align="center"/>
    </style:style>
    <style:style style:name="P8" style:family="paragraph">
      <loext:graphic-properties draw:fill-color="#aea79f"/>
      <style:paragraph-properties fo:text-align="center"/>
    </style:style>
    <style:style style:name="P9" style:family="paragraph">
      <loext:graphic-properties draw:fill-color="#772953"/>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32cm" svg:height="2.286cm" svg:x="14.906cm" svg:y="3.737cm">
          <text:p text:style-name="P1">The</text:p>
          <text:p text:style-name="P1">Wood</text:p>
          <draw:enhanced-geometry svg:viewBox="0 0 21600 21600" draw:type="rectangle" draw:enhanced-path="M 0 0 L 21600 0 21600 21600 0 21600 0 0 Z N"/>
        </draw:custom-shape>
        <draw:custom-shape draw:style-name="gr2" draw:text-style-name="P2" xml:id="id5" draw:id="id5" draw:layer="layout" svg:width="3.175cm" svg:height="1.27cm" svg:x="14.335cm" svg:y="2.5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xml:id="id10" draw:id="id10" draw:layer="layout" svg:width="2.032cm" svg:height="2.286cm" svg:x="16.163cm" svg:y="9.757cm">
          <text:p text:style-name="P1">Home</text:p>
          <draw:enhanced-geometry svg:viewBox="0 0 21600 21600" draw:type="rectangle" draw:enhanced-path="M 0 0 L 21600 0 21600 21600 0 21600 0 0 Z N"/>
        </draw:custom-shape>
        <draw:custom-shape draw:style-name="gr3" draw:text-style-name="P3" xml:id="id7" draw:id="id7" draw:layer="layout" svg:width="3.175cm" svg:height="1.27cm" svg:x="15.592cm" svg:y="8.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2.032cm" svg:height="2.286cm" svg:x="10.334cm" svg:y="6.407cm">
          <text:p text:style-name="P1">The</text:p>
          <text:p text:style-name="P1">Pond</text:p>
          <draw:enhanced-geometry svg:viewBox="0 0 21600 21600" draw:type="rectangle" draw:enhanced-path="M 0 0 L 21600 0 21600 21600 0 21600 0 0 Z N"/>
        </draw:custom-shape>
        <draw:custom-shape draw:style-name="gr4" draw:text-style-name="P4" xml:id="id4" draw:id="id4" draw:layer="layout" svg:width="3.175cm" svg:height="1.27cm" svg:x="9.763cm" svg:y="5.2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xml:id="id3" draw:id="id3" draw:layer="layout" svg:width="6.731cm" svg:height="3.81cm" svg:x="1.54cm" svg:y="15.145cm">
          <text:p text:style-name="P1"><text:a xlink:href="mailto:gretel@cloud.org" xlink:type="simple">gretel@cloud.org</tex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xml:id="id6" draw:id="id6" draw:layer="layout" svg:width="1.778cm" svg:height="1.524cm" svg:x="11.414cm" svg:y="16.24cm">
          <text:p text:style-name="P1"/>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 xml:id="id2" draw:id="id2" draw:layer="layout" svg:width="1.778cm" svg:height="1.524cm" svg:x="1.508cm" svg:y="10.398cm">
          <text:p/>
          <draw:enhanced-geometry svg:viewBox="0 0 21600 21600" draw:mirror-vertical="false" draw:mirror-horizont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6" xml:id="id8" draw:id="id8" draw:layer="layout" svg:width="1.778cm" svg:height="1.524cm" svg:x="13.827cm" svg:y="16.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 draw:text-style-name="P1" xml:id="id1" draw:id="id1" draw:layer="layout" svg:width="7.747cm" svg:height="2.286cm" svg:x="1.381cm" svg:y="1.762cm">
          <text:p text:style-name="P1">Where are you?</text:p>
          <text:p text:style-name="P1">- Hansel</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9" draw:text-style-name="P7" draw:layer="layout" draw:type="curve" svg:x1="5.254cm" svg:y1="4.048cm" svg:x2="2.397cm" svg:y2="10.398cm" draw:start-shape="id1" draw:start-glue-point="2" draw:end-shape="id2" draw:end-glue-point="4" svg:d="M5254 4048c0 4764-2857 1589-2857 6350" svg:viewBox="0 0 2858 6351">
          <text:p/>
        </draw:connector>
        <draw:connector draw:style-name="gr9" draw:text-style-name="P7" draw:layer="layout" draw:type="curve" svg:x1="5.254cm" svg:y1="4.048cm" svg:x2="4.905cm" svg:y2="15.145cm" draw:start-shape="id1" draw:start-glue-point="2" draw:end-shape="id3" draw:end-glue-point="0" svg:d="M5254 4048c0 8323-349 2775-349 11097" svg:viewBox="0 0 350 11098">
          <text:p/>
        </draw:connector>
        <draw:connector draw:style-name="gr9" draw:text-style-name="P7" draw:layer="layout" draw:type="curve" svg:x1="5.254cm" svg:y1="4.048cm" svg:x2="11.351cm" svg:y2="5.215cm" draw:start-shape="id1" draw:start-glue-point="2" draw:end-shape="id4" draw:end-glue-point="4" svg:d="M5254 4048c0 876 6097 293 6097 1167" svg:viewBox="0 0 6098 1168">
          <text:p/>
        </draw:connector>
        <draw:connector draw:style-name="gr9" draw:text-style-name="P7" draw:layer="layout" draw:type="curve" svg:x1="5.254cm" svg:y1="4.048cm" svg:x2="14.335cm" svg:y2="3.815cm" draw:start-shape="id1" draw:start-glue-point="2" draw:end-shape="id5" draw:end-glue-point="6" svg:d="M5254 4048c0 753 9081 869 9081-233" svg:viewBox="0 0 9082 814">
          <text:p/>
        </draw:connector>
        <draw:connector draw:style-name="gr9" draw:text-style-name="P7" draw:layer="layout" draw:type="curve" svg:x1="5.254cm" svg:y1="4.048cm" svg:x2="12.303cm" svg:y2="16.24cm" draw:start-shape="id1" draw:start-glue-point="2" draw:end-shape="id6" draw:end-glue-point="4" svg:d="M5254 4048c0 9145 7049 3050 7049 12192" svg:viewBox="0 0 7050 12193">
          <text:p/>
        </draw:connector>
        <draw:connector draw:style-name="gr9" draw:text-style-name="P7" draw:layer="layout" draw:type="curve" svg:x1="5.254cm" svg:y1="4.048cm" svg:x2="15.592cm" svg:y2="9.835cm" draw:start-shape="id1" draw:start-glue-point="2" draw:end-shape="id7" draw:end-glue-point="6" svg:d="M5254 4048c0 3858 3446 5787 10338 5787" svg:viewBox="0 0 10339 5788">
          <text:p/>
        </draw:connector>
        <draw:connector draw:style-name="gr9" draw:text-style-name="P7" draw:layer="layout" draw:type="curve" svg:x1="5.254cm" svg:y1="4.048cm" svg:x2="14.716cm" svg:y2="16.24cm" draw:start-shape="id1" draw:start-glue-point="2" draw:end-shape="id8" draw:end-glue-point="4" svg:d="M5254 4048c0 9145 9462 3050 9462 12192" svg:viewBox="0 0 9463 12193">
          <text:p/>
        </draw:connector>
        <draw:custom-shape draw:style-name="gr10" draw:text-style-name="P8" draw:layer="layout" svg:width="1.778cm" svg:height="1.524cm" svg:x="7.731cm" svg:y="22.971cm">
          <text:p/>
          <draw:enhanced-geometry svg:viewBox="0 0 21600 21600" draw:mirror-vertical="false" draw:mirror-horizont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9" xml:id="id9" draw:id="id9" draw:layer="layout" svg:width="3.556cm" svg:height="3.048cm" svg:x="6.842cm" svg:y="22.20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onnector draw:style-name="gr12" draw:text-style-name="P7" draw:layer="layout" draw:type="curve" svg:x1="8.62cm" svg:y1="22.209cm" svg:x2="4.905cm" svg:y2="18.955cm" draw:start-shape="id9" draw:start-glue-point="0" draw:end-shape="id3" svg:d="M8620 22209c0-2439-3715-812-3715-3254" svg:viewBox="0 0 3716 3255">
          <text:p/>
        </draw:connector>
        <draw:connector draw:style-name="gr12" draw:text-style-name="P7" draw:layer="layout" draw:type="curve" svg:x1="8.62cm" svg:y1="22.209cm" svg:x2="12.303cm" svg:y2="17.764cm" draw:start-shape="id9" draw:start-glue-point="0" draw:end-shape="id6" draw:end-glue-point="8" svg:d="M8620 22209c0-3333 3683-1111 3683-4445" svg:viewBox="0 0 3684 4446">
          <text:p/>
        </draw:connector>
        <draw:connector draw:style-name="gr12" draw:text-style-name="P7" draw:layer="layout" draw:type="curve" svg:x1="8.62cm" svg:y1="22.209cm" svg:x2="14.716cm" svg:y2="17.764cm" draw:start-shape="id9" draw:start-glue-point="0" draw:end-shape="id8" draw:end-glue-point="8" svg:d="M8620 22209c0-3333 6096-1111 6096-4445" svg:viewBox="0 0 6097 4446">
          <text:p/>
        </draw:connector>
        <draw:connector draw:style-name="gr12" draw:text-style-name="P7" draw:layer="layout" draw:type="curve" draw:line-skew="3.559cm" svg:x1="8.62cm" svg:y1="22.209cm" svg:x2="17.179cm" svg:y2="12.043cm" draw:start-shape="id9" draw:start-glue-point="0" draw:end-shape="id10" draw:end-glue-point="2" svg:d="M8620 22209c0-2286 8559 2797 8559-10166" svg:viewBox="0 0 8560 1016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text-properties style:font-weight-asian="normal"/>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is Megas</meta:initial-creator>
    <meta:creation-date>2015-09-15T10:56:07.297249617</meta:creation-date>
    <dc:date>2015-09-15T14:47:51.259762331</dc:date>
    <meta:editing-duration>PT35M58S</meta:editing-duration>
    <meta:editing-cycles>10</meta:editing-cycles>
    <meta:generator>LibreOffice/4.4.3.2$Linux_X86_64 LibreOffice_project/40m0$Build-2</meta:generator>
    <meta:document-statistic meta:object-count="24"/>
  </office:meta>
</office:document-meta>
</file>